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Text_20_body">
      <style:text-properties fo:language="en" fo:country="ZA"/>
    </style:style>
    <style:style style:name="P2" style:family="paragraph" style:parent-style-name="Text_20_body">
      <style:text-properties fo:language="en" fo:country="ZA" fo:font-weight="bold" style:font-weight-asian="bold" style:font-weight-complex="bold"/>
    </style:style>
    <style:style style:name="P3" style:family="paragraph" style:parent-style-name="Heading_20_1">
      <style:paragraph-properties fo:text-align="center" style:justify-single-word="false"/>
      <style:text-properties fo:language="en" fo:country="ZA"/>
    </style:style>
    <style:style style:name="P4" style:family="paragraph" style:parent-style-name="Heading_20_2">
      <style:paragraph-properties fo:text-align="center" style:justify-single-word="false"/>
      <style:text-properties fo:language="en" fo:country="ZA"/>
    </style:style>
    <style:style style:name="P5" style:family="paragraph" style:parent-style-name="Heading_20_3">
      <style:text-properties fo:language="en" fo:country="Z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ranslate@thon</text:h>
      <text:h text:style-name="P4" text:outline-level="2">Evaluation Form</text:h>
      <text:p text:style-name="P2">Firstly - Thank you!</text:p>
      <text:p text:style-name="P1">We would like to thank you for participating in this Translate@thon. <text:s/>We hope you have enjoyed the experience and that you will join us at future events and that you will also join our online translation community. <text:s/><text:span text:style-name="T1">The future of your language rest firmly in your hands.</text:span></text:p>
      <text:p text:style-name="P1">In order to make these events better and more effective we would value your feedback. <text:s text:c="2"/>All information that you provide will be treated with the utmost confidentiality.</text:p>
      <text:h text:style-name="P5" text:outline-level="3">Personal Details</text:h>
      <text:p text:style-name="P1">Name:</text:p>
      <text:p text:style-name="P1">Employer:<text:tab/><text:tab/><text:tab/><text:tab/><text:tab/><text:tab/><text:tab/>Job Title:</text:p>
      <text:p text:style-name="P1">Email Address:<text:tab/><text:tab/><text:tab/><text:tab/><text:tab/><text:tab/>Phone number:</text:p>
      <text:p text:style-name="P1">Language translated at this Translate@thon:</text:p>
      <text:h text:style-name="P5" text:outline-level="3">Mailing Lists</text:h>
      <text:p text:style-name="P1">We run a number of mailing lists to keep people up to date.</text:p>
      <text:p text:style-name="P1">May we place you on the Translate.org.za announcement mailing list?<text:tab/>(please circle)<text:tab/>Yes<text:tab/>No<text:line-break/><text:span text:style-name="T2">This is a low volume announcement list only</text:span></text:p>
      <text:p text:style-name="P1">May we place you on your language list?<text:tab/>(please circle)<text:tab/>Yes<text:tab/>No<text:line-break/><text:span text:style-name="T2">This list is for the discussion of software translation work and issues related to software translation in your language.</text:span></text:p>
      <text:h text:style-name="P5" text:outline-level="3">Your skills</text:h>
      <text:p text:style-name="P1">Qualifications:</text:p>
      <text:p text:style-name="P1">Are you or have you been a professional translator?</text:p>
      <text:p text:style-name="P1">What professional translation related accreditations do you have?</text:p>
      <text:h text:style-name="P5" text:outline-level="3">Facilities</text:h>
      <text:p text:style-name="P1">What did you like least about the venue?</text:p>
      <text:p text:style-name="P1"/>
      <text:p text:style-name="P1">What did you like most about the venue?</text:p>
      <text:p text:style-name="P1"/>
      <text:p text:style-name="P1">Was the venue easy to find?<text:tab/>(circle one)<text:tab/>Yes<text:tab/>No</text:p>
      <text:p text:style-name="P1">Did you have any problem with the computer equipment or chairs?</text:p>
      <text:h text:style-name="P5" text:outline-level="3">Catering</text:h>
      <text:p text:style-name="P1">Did you enjoy the food?</text:p>
      <text:p text:style-name="P1"/>
      <text:p text:style-name="P1"><text:soft-page-break/>What would you change?</text:p>
      <text:p text:style-name="P1"/>
      <text:h text:style-name="P5" text:outline-level="3">What can we do better</text:h>
      <text:p text:style-name="P1">If there is anything else you feel we could do better please let us know.</text:p>
      <text:p text:style-name="P1"/>
      <text:p text:style-name="P1"/>
      <text:p text:style-name="P1">What did you enjoy most about this experience</text:p>
      <text:p text:style-name="P1"/>
      <text:p text:style-name="P1"/>
      <text:h text:style-name="P5" text:outline-level="3">Other Contacts</text:h>
      <text:p text:style-name="P1">We only run Translate@thon when we have a personal link to the group of translators. <text:s/>That link could be you. <text:s/>Would you be willing to introduce us to other groups of people: professional translators, language student, other Universities, etc.? <text:s text:c="2"/>Yes <text:s text:c="2"/>No</text:p>
      <text:p text:style-name="P1">Contact details. <text:s/>Please list possible contacts. <text:s/>We will contact you directly if we wish to follow these leads. <text:s/>Please ensure that we have your email or phone number.</text:p>
      <text:p text:style-name="P1"/>
      <text:p text:style-name="P1"/>
      <text:h text:style-name="P5" text:outline-level="3">Getting the word out</text:h>
      <text:p text:style-name="P1">For many people their experience at a Translate@thon is the first time they hear about software in their own language. <text:s/>Many people are quite surprised and wonder why we have been so quiet. <text:s/>We do struggle to get news of our work out to people. <text:s/>Do you have any ideas of how we could do this more effectively?</text:p>
      <text:p text:style-name="P1"/>
      <text:p text:style-name="P1"/>
      <text:h text:style-name="P5" text:outline-level="3">Lastly</text:h>
      <text:p text:style-name="P1">We would love to run such events again.</text:p>
      <text:p text:style-name="P1">Would you be willing to organise such an event?<text:tab/>(circle one)<text:tab/>Yes<text:tab/>No</text:p>
      <text:p text:style-name="P1">Would you do this again?<text:tab/>(circle one)<text:tab/>Yes<text:tab/>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5-03-03T09:15:21</meta:creation-date>
    <dc:creator>Dwayne Bailey</dc:creator>
    <dc:date>2008-04-02T11:49:35</dc:date>
    <meta:editing-cycles>7</meta:editing-cycles>
    <meta:editing-duration>PT4H1M27S</meta:editing-duration>
    <meta:user-defined meta:name="Info 1"/>
    <meta:user-defined meta:name="Info 2"/>
    <meta:user-defined meta:name="Info 3"/>
    <meta:user-defined meta:name="Info 4"/>
    <meta:document-statistic meta:table-count="0" meta:image-count="0" meta:object-count="0" meta:page-count="2" meta:paragraph-count="38" meta:word-count="428" meta:character-count="2456"/>
  </office:meta>
</office:document-meta>
</file>